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a196" officeooo:paragraph-rsid="000fa196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0fa196" officeooo:paragraph-rsid="000fa196"/>
    </style:style>
    <style:style style:name="P3" style:family="paragraph" style:parent-style-name="Standard">
      <style:text-properties style:font-name="Arial" fo:font-weight="bold" officeooo:rsid="000fa196" officeooo:paragraph-rsid="000fa19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112e33" officeooo:paragraph-rsid="000fa196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Arial" officeooo:rsid="000fa196" officeooo:paragraph-rsid="000fa196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Arial" officeooo:rsid="0011efb4" officeooo:paragraph-rsid="0011efb4"/>
    </style:style>
    <style:style style:name="T1" style:family="text">
      <style:text-properties officeooo:rsid="0010e37a"/>
    </style:style>
    <style:style style:name="T2" style:family="text">
      <style:text-properties officeooo:rsid="00112e33"/>
    </style:style>
    <style:style style:name="T3" style:family="text">
      <style:text-properties officeooo:rsid="0011efb4"/>
    </style:style>
    <style:style style:name="T4" style:family="text">
      <style:text-properties officeooo:rsid="0012d2ea"/>
    </style:style>
    <style:style style:name="T5" style:family="text">
      <style:text-properties officeooo:rsid="0013c0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ighlights</text:p>
      <text:p text:style-name="P2"/>
      <text:p text:style-name="P4"/>
      <text:list xml:id="list63221041415241749" text:style-name="L1">
        <text:list-item>
          <text:p text:style-name="P6">Under high density, the Social Force <text:span text:style-name="T4">M</text:span>odel yields a <text:span text:style-name="T5">fake</text:span> fundamental diagram</text:p>
        </text:list-item>
      </text:list>
      <text:p text:style-name="P2"/>
      <text:list xml:id="list144041703107808" text:continue-numbering="true" text:style-name="L1">
        <text:list-item>
          <text:p text:style-name="P6">A modification of the friction returns a fundamental diagram mimicking empirical data</text:p>
        </text:list-item>
      </text:list>
      <text:p text:style-name="P2"/>
      <text:list xml:id="list144042046066093" text:continue-numbering="true" text:style-name="L1">
        <text:list-item>
          <text:p text:style-name="P5"><text:span text:style-name="T1">The</text:span> <text:span text:style-name="T1">scaled</text:span> <text:span text:style-name="T2">velocity</text:span> profile, yields a universal behavior</text:p>
        </text:list-item>
      </text:list>
      <text:p text:style-name="P2"/>
      <text:list xml:id="list144041718229247" text:continue-numbering="true" text:style-name="L1">
        <text:list-item>
          <text:p text:style-name="P5"><text:span text:style-name="T1">The</text:span> friction modification affects the pedestrian clustering structures</text:p>
        </text:list-item>
      </text:list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1:37:30.904512878</meta:creation-date>
    <dc:date>2019-03-13T14:40:40.750897744</dc:date>
    <meta:editing-duration>PT30M3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45" meta:character-count="301" meta:non-whitespace-character-count="265"/>
  </office:meta>
</office:document-meta>
</file>